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>
            <text:p>Netscape</text:p>
          </table:table-cell>
          <table:table-cell table:number-columns-repeated="5"/>
        </table:table-row>
        <table:table-row table:style-name="ro1">
          <table:table-cell office:value-type="string">
            <text:p>News</text:p>
          </table:table-cell>
          <table:table-cell table:number-columns-repeated="5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Bad New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Directori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Good New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Magazines and E-z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Newspaper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Odd New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Radio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lternative</text:p>
          </table:table-cell>
          <table:table-cell office:value-type="string">
            <text:p>Televis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By Publication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Directo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Human Interest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Humor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Humor</text:p>
          </table:table-cell>
          <table:table-cell office:value-type="string">
            <text:p>Anti-establishmen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Humor</text:p>
          </table:table-cell>
          <table:table-cell office:value-type="string">
            <text:p>Famil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Humor</text:p>
          </table:table-cell>
          <table:table-cell office:value-type="string">
            <text:p>Weblog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Cana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Philippin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Trinidad and Tobag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United States</text:p>
          </table:table-cell>
          <table:table-cell office:value-type="string">
            <text:p>Buckley, William F.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United States</text:p>
          </table:table-cell>
          <table:table-cell office:value-type="string">
            <text:p>Ivins, Molly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National Issues</text:p>
          </table:table-cell>
          <table:table-cell office:value-type="string">
            <text:p>United States</text:p>
          </table:table-cell>
          <table:table-cell office:value-type="string">
            <text:p>Page, Clarence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World Issu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Columnists</text:p>
          </table:table-cell>
          <table:table-cell office:value-type="string">
            <text:p>World Issues</text:p>
          </table:table-cell>
          <table:table-cell office:value-type="string">
            <text:p>Friedman, Thomas L.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Magazines and E-z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Analysis and Opinion</text:p>
          </table:table-cell>
          <table:table-cell office:value-type="string">
            <text:p>Persona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Breaking New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Breaking News</text:p>
          </table:table-cell>
          <table:table-cell office:value-type="string">
            <text:p>Business and Econom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Breaking News</text:p>
          </table:table-cell>
          <table:table-cell office:value-type="string">
            <text:p>Official Press Releas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By Category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By Region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By Subject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As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Europe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E-zin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North Americ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Magazines and E-zines</text:p>
          </table:table-cell>
          <table:table-cell office:value-type="string">
            <text:p>Ocean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Austral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British Columb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Manitob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New Brunswick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Newfoundland and Labrador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Nova Scot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Ontari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Prince Edward Is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Quebec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Canada</text:p>
          </table:table-cell>
          <table:table-cell office:value-type="string">
            <text:p>Saskatchewa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Ireland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Kyrgyzstan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Philippin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South Afric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Kingdom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Kingdom</text:p>
          </table:table-cell>
          <table:table-cell office:value-type="string">
            <text:p>Eng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Kingdom</text:p>
          </table:table-cell>
          <table:table-cell office:value-type="string">
            <text:p>Scot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Kingdom</text:p>
          </table:table-cell>
          <table:table-cell office:value-type="string">
            <text:p>Wal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North Dak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papers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olleges and Universities</text:p>
          </table:table-cell>
          <table:table-cell office:value-type="string">
            <text:p>News Servic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Analysis and Opinion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Analysis and Opinion</text:p>
          </table:table-cell>
          <table:table-cell office:value-type="string">
            <text:p>Prediction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anking and Finance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anking and Finance</text:p>
          </table:table-cell>
          <table:table-cell office:value-type="string">
            <text:p>Analysis and Opini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anking and Finance</text:p>
          </table:table-cell>
          <table:table-cell office:value-type="string">
            <text:p>Mergers and Consolidati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usiness and Societ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usiness and Society</text:p>
          </table:table-cell>
          <table:table-cell office:value-type="string">
            <text:p>Corporate Power Debat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Business and Society</text:p>
          </table:table-cell>
          <table:table-cell office:value-type="string">
            <text:p>Public Interes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Directo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conomics and Environment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conomic Trends and Dat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Downsizing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Globalizati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Human Resourc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Labor Union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Research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Wage Inequalit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Workers' Right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Employment and Income</text:p>
          </table:table-cell>
          <table:table-cell office:value-type="string">
            <text:p>Workplace Issu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Markets and Investment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Mergers and Monopol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Mergers and Monopolies</text:p>
          </table:table-cell>
          <table:table-cell office:value-type="string">
            <text:p>Analysis and Opini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Mergers and Monopolies</text:p>
          </table:table-cell>
          <table:table-cell office:value-type="string">
            <text:p>Media Consolidati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Mergers and Monopolies</text:p>
          </table:table-cell>
          <table:table-cell office:value-type="string">
            <text:p>Media Consolidation</text:p>
          </table:table-cell>
          <table:table-cell office:value-type="string">
            <text:p>Analysis and Opinio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Regulations and Polic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Third World Econom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Business and Economy</text:p>
          </table:table-cell>
          <table:table-cell office:value-type="string">
            <text:p>Third World Economies</text:p>
          </table:table-cell>
          <table:table-cell office:value-type="string">
            <text:p>Global Debt Issu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Current Events</text:p>
          </table:table-cell>
          <table:table-cell office:value-type="string">
            <text:p>Investigations and Scandal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Directorie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Directories</text:p>
          </table:table-cell>
          <table:table-cell office:value-type="string">
            <text:p>Search Eng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Extended Coverage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Headline Link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Headline Links</text:p>
          </table:table-cell>
          <table:table-cell office:value-type="string">
            <text:p>Collaborative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Internet Broadcast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Internet Broadcasts</text:p>
          </table:table-cell>
          <table:table-cell office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Educat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Education</text:p>
          </table:table-cell>
          <table:table-cell office:value-type="string">
            <text:p>Directo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Education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Conflict Report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Ethic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First Amendment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Minorit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Sensationalism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Sourc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Issues</text:p>
          </table:table-cell>
          <table:table-cell office:value-type="string">
            <text:p>Whistleblow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A</text:p>
          </table:table-cell>
          <table:table-cell office:value-type="string">
            <text:p>Amanpour, Christian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B</text:p>
          </table:table-cell>
          <table:table-cell office:value-type="string">
            <text:p>Bartiromo, Mar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office:value-type="string">
            <text:p>Chetry, Kira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office:value-type="string">
            <text:p>Cho, Liz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office:value-type="string">
            <text:p>Clift, Eleanor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office:value-type="string">
            <text:p>Cronkite, Walter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C</text:p>
          </table:table-cell>
          <table:table-cell office:value-type="string">
            <text:p>Crosby, Em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Directo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O</text:p>
          </table:table-cell>
          <table:table-cell office:value-type="string">
            <text:p>O'Reilly, Bill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S</text:p>
          </table:table-cell>
          <table:table-cell office:value-type="string">
            <text:p>Stossel, Joh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T</text:p>
          </table:table-cell>
          <table:table-cell office:value-type="string">
            <text:p>Tarbell, Ida M.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Journalists</text:p>
          </table:table-cell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Agenc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Archives and Stock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Music Photograph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Music Photography</text:p>
          </table:table-cell>
          <table:table-cell office:value-type="string">
            <text:p>Photographer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Freelance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Group Galleri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Individual Galleri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Master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Masters</text:p>
          </table:table-cell>
          <table:table-cell office:value-type="string">
            <text:p>Cartier-Bresson, Henri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hotojournalism</text:p>
          </table:table-cell>
          <table:table-cell office:value-type="string">
            <text:p>Photojournalists</text:p>
          </table:table-cell>
          <table:table-cell office:value-type="string">
            <text:p>Masters</text:p>
          </table:table-cell>
          <table:table-cell office:value-type="string">
            <text:p>Eisenstaedt, Alfred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Publication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Journalism</text:p>
          </table:table-cell>
          <table:table-cell office:value-type="string">
            <text:p>Resourc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Directori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E-z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E-zines</text:p>
          </table:table-cell>
          <table:table-cell office:value-type="string">
            <text:p>Directo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Q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creat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creation</text:p>
          </table:table-cell>
          <table:table-cell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creation</text:p>
          </table:table-cell>
          <table:table-cell office:value-type="string">
            <text:p>Collect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creation</text:p>
          </table:table-cell>
          <table:table-cell office:value-type="string">
            <text:p>Food and Drink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ociet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ociety</text:p>
          </table:table-cell>
          <table:table-cell office:value-type="string">
            <text:p>Issu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ociety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ociety</text:p>
          </table:table-cell>
          <table:table-cell office:value-type="string">
            <text:p>People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Society</text:p>
          </table:table-cell>
          <table:table-cell office:value-type="string">
            <text:p>Subcultur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agazines and E-zines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Access to Airwav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Access to Airwaves</text:p>
          </table:table-cell>
          <table:table-cell office:value-type="string">
            <text:p>Low-Power MicroRadio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Analysis and Opin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Analysis and Opinion</text:p>
          </table:table-cell>
          <table:table-cell office:value-type="string">
            <text:p>Commentar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Analysis and Opinion</text:p>
          </table:table-cell>
          <table:table-cell office:value-type="string">
            <text:p>Media Columnist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Broadcast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Broadcast</text:p>
          </table:table-cell>
          <table:table-cell office:value-type="string">
            <text:p>Public Broadcast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Employment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Employment</text:p>
          </table:table-cell>
          <table:table-cell office:value-type="string">
            <text:p>Job Search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Industry New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Media Literac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Media Literacy</text:p>
          </table:table-cell>
          <table:table-cell office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Media Producer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Participator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Participatory</text:p>
          </table:table-cell>
          <table:table-cell office:value-type="string">
            <text:p>Resourc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Regulation and Polic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Resourc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Business Services for Med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Copywrit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Media Monitoring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News Agenci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News Agencies</text:p>
          </table:table-cell>
          <table:table-cell office:value-type="string">
            <text:p>Governmen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Newsfeed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Services</text:p>
          </table:table-cell>
          <table:table-cell office:value-type="string">
            <text:p>Syndicat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Media Industry</text:p>
          </table:table-cell>
          <table:table-cell office:value-type="string">
            <text:p>Watchdog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Museums and Archive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Directori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Directorie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Internationa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Austral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Cub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German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Hondura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Ital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Japan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Turke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Military Bases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Publisher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Publishers</text:p>
          </table:table-cell>
          <table:table-cell office:value-type="string">
            <text:p>Association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Publishers</text:p>
          </table:table-cell>
          <table:table-cell office:value-type="string">
            <text:p>Regional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Australian Capital Territor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New South Wal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Northern Territor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Queens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South Austral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Tasma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Victor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office:value-type="string">
            <text:p>Western Austral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British Columb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Manitob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New Brunswick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Newfoundland and Labrador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Northwest Territori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Nova Scot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Nunavu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Ontari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Prince Edward Is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Quebec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Saskatchewa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office:value-type="string">
            <text:p>Yuk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India</text:p>
          </table:table-cell>
          <table:table-cell office:value-type="string">
            <text:p>Financial Newspaper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orth Dak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Canada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High School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K-12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K-12</text:p>
          </table:table-cell>
          <table:table-cell office:value-type="string">
            <text:p>Germany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K-12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Middle School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Newspapers</text:p>
          </table:table-cell>
          <table:table-cell office:value-type="string">
            <text:p>Student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Personalized News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Personalized News</text:p>
          </table:table-cell>
          <table:table-cell office:value-type="string">
            <text:p>Desktop Software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Satire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Satire</text:p>
          </table:table-cell>
          <table:table-cell office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Satire</text:p>
          </table:table-cell>
          <table:table-cell office:value-type="string">
            <text:p>E-zin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Satire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table:number-columns-repeated="4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Agricultural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Air Qualit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Audio Broadcast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Aviat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By Region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Commercial Product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Directori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Hazards and Extreme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Imagery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Imagery</text:p>
          </table:table-cell>
          <table:table-cell office:value-type="string">
            <text:p>Webcams</text:p>
          </table:table-cell>
          <table:table-cell table:number-columns-repeated="2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Marine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Snow and Ski Forecast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Travel Condition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Trivia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UV Index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ather</text:p>
          </table:table-cell>
          <table:table-cell office:value-type="string">
            <text:p>Web Rings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office:value-type="string">
            <text:p>Weblog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0:07:40.54</meta:creation-date>
    <dc:date>2013-12-30T10:08:02.31</dc:date>
    <meta:editing-duration>P0D</meta:editing-duration>
    <meta:editing-cycles>1</meta:editing-cycles>
    <meta:document-statistic meta:table-count="1" meta:cell-count="2276" meta:object-count="0"/>
    <meta:generator>LibreOffice/4.0.2.2$Windows_x86 LibreOffice_project/4c82dcdd6efcd48b1d8bba66bfe1989deee49c3</meta:generator>
  </office:meta>
</office:document-meta>
</file>